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6.8pt"/>
    </style:style>
    <style:style style:name="co3" style:family="table-column">
      <style:table-column-properties fo:break-before="auto" style:column-width="70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200"/>
    </style:style>
    <style:style style:name="ce7" style:family="table-cell" style:parent-style-name="Default" style:data-style-name="N4"/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4">
      <style:table-cell-properties fo:border="0.06pt solid #000000"/>
    </style:style>
    <style:style style:name="ce10" style:family="table-cell" style:parent-style-name="Default" style:data-style-name="N4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7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ESTADO DE RESULTADOS VIRGINA WEAR</text:p>
          </table:table-cell>
          <table:covered-table-cell table:style-name="ce8"/>
        </table:table-row>
        <table:table-row table:style-name="ro1">
          <table:table-cell table:number-columns-repeated="2"/>
          <table:table-cell table:style-name="ce2"/>
          <table:table-cell table:style-name="ce8" office:value-type="string" calcext:value-type="string">
            <text:p>$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ventas</text:p>
          </table:table-cell>
          <table:table-cell table:style-name="ce9" office:value-type="float" office:value="600000" calcext:value-type="float">
            <text:p>600,000.00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Acciones en circulacion </text:p>
          </table:table-cell>
          <table:table-cell table:style-name="ce9" office:value-type="float" office:value="100000" calcext:value-type="float">
            <text:p>100,000.00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Costos de ventas</text:p>
          </table:table-cell>
          <table:table-cell table:style-name="ce9" office:value-type="float" office:value="200000" calcext:value-type="float">
            <text:p>200,000.00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Gastos por intereses</text:p>
          </table:table-cell>
          <table:table-cell table:style-name="ce9" office:value-type="float" office:value="30000" calcext:value-type="float">
            <text:p>30,000.00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Gasto de venta y administrativos</text:p>
          </table:table-cell>
          <table:table-cell table:style-name="ce9" office:value-type="float" office:value="40000" calcext:value-type="float">
            <text:p>40,000.00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Gastos por depreciacion</text:p>
          </table:table-cell>
          <table:table-cell table:style-name="ce9" office:value-type="float" office:value="20000" calcext:value-type="float">
            <text:p>20,000.00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Dividendos de acciones preferentes</text:p>
          </table:table-cell>
          <table:table-cell table:style-name="ce9" office:value-type="float" office:value="80000" calcext:value-type="float">
            <text:p>80,000.00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impuestos </text:p>
          </table:table-cell>
          <table:table-cell table:style-name="ce9" office:value-type="float" office:value="100000" calcext:value-type="float">
            <text:p>100,000.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ntas</text:p>
          </table:table-cell>
          <table:table-cell table:formula="of:=[.D4]" office:value-type="float" office:value="600000" calcext:value-type="float">
            <text:p>600,00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-) Costo de vienes vendidos</text:p>
          </table:table-cell>
          <table:table-cell table:formula="of:=[.D5]" office:value-type="float" office:value="100000" calcext:value-type="float">
            <text:p>100,000.00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Utilidad Bruta</text:p>
          </table:table-cell>
          <table:table-cell table:style-name="ce10" table:formula="of:=[.D13]-[.D14]" office:value-type="float" office:value="500000" calcext:value-type="float">
            <text:p>500,000.0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(-) Gastos administrativos y de ventas</text:p>
          </table:table-cell>
          <table:table-cell table:formula="of:=[.D8]" office:value-type="float" office:value="40000" calcext:value-type="float">
            <text:p>40,00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-) Gastos de depreciación </text:p>
          </table:table-cell>
          <table:table-cell table:formula="of:=[.D9]" office:value-type="float" office:value="20000" calcext:value-type="float">
            <text:p>20,000.0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Utilidad operativa </text:p>
          </table:table-cell>
          <table:table-cell table:style-name="ce10" table:formula="of:=[.D15]-[.D16]-[.D17]" office:value-type="float" office:value="440000" calcext:value-type="float">
            <text:p>440,00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-) Gastos de interés</text:p>
          </table:table-cell>
          <table:table-cell table:formula="of:=[.D7]" office:value-type="float" office:value="30000" calcext:value-type="float">
            <text:p>30,000.0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Utilidad antes de impuestos </text:p>
          </table:table-cell>
          <table:table-cell table:style-name="ce10" table:formula="of:=[.D18]-[.D19]" office:value-type="float" office:value="410000" calcext:value-type="float">
            <text:p>410,00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-) Impuestos</text:p>
          </table:table-cell>
          <table:table-cell table:formula="of:=[.D11]" office:value-type="float" office:value="100000" calcext:value-type="float">
            <text:p>100,000.0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Utilidad después de impuestos </text:p>
          </table:table-cell>
          <table:table-cell table:style-name="ce10" table:formula="of:=[.D20]-[.D21]" office:value-type="float" office:value="310000" calcext:value-type="float">
            <text:p>310,00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-) Dividendo acciones preferentes </text:p>
          </table:table-cell>
          <table:table-cell table:formula="of:=[.D10]" office:value-type="float" office:value="80000" calcext:value-type="float">
            <text:p>80,000.0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Utilidades disponibles para acción comunes</text:p>
          </table:table-cell>
          <table:table-cell table:style-name="ce10" table:formula="of:=[.D22]-[.D23]" office:value-type="float" office:value="230000" calcext:value-type="float">
            <text:p>230,00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/ Número de acciones en circulación</text:p>
          </table:table-cell>
          <table:table-cell table:formula="of:=[.D5]" office:value-type="float" office:value="100000" calcext:value-type="float">
            <text:p>100,000.0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Utilidad por acción</text:p>
          </table:table-cell>
          <table:table-cell table:style-name="ce10" table:formula="of:=[.D24]/[.D25]" office:value-type="float" office:value="2.3" calcext:value-type="float">
            <text:p>2.30</text:p>
          </table:table-cell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1T16:40:31.357775275</meta:creation-date>
    <dc:date>2022-01-11T17:03:15.221173362</dc:date>
    <meta:editing-duration>PT8M33S</meta:editing-duration>
    <meta:editing-cycles>1</meta:editing-cycles>
    <meta:document-statistic meta:table-count="1" meta:cell-count="46" meta:object-count="0"/>
    <meta:generator>LibreOffice/6.0.7.3$Linux_X86_64 LibreOffice_project/00m0$Build-3</meta:generator>
  </office:meta>
</office:document-meta>
</file>